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17709c"/>
    </style:style>
    <style:style style:name="P2" style:family="paragraph" style:parent-style-name="Standard">
      <style:text-properties officeooo:paragraph-rsid="0018ebdd"/>
    </style:style>
    <style:style style:name="P3" style:family="paragraph" style:parent-style-name="Preformatted_20_Text">
      <style:text-properties fo:font-style="normal" officeooo:rsid="0012d224" officeooo:paragraph-rsid="0026af7f" style:font-style-asian="normal" style:font-style-complex="normal"/>
    </style:style>
    <style:style style:name="P4" style:family="paragraph" style:parent-style-name="Preformatted_20_Text">
      <style:text-properties officeooo:paragraph-rsid="00121665"/>
    </style:style>
    <style:style style:name="P5" style:family="paragraph" style:parent-style-name="Preformatted_20_Text">
      <style:text-properties officeooo:paragraph-rsid="0012d224"/>
    </style:style>
    <style:style style:name="P6" style:family="paragraph" style:parent-style-name="Preformatted_20_Text">
      <style:text-properties officeooo:paragraph-rsid="0014b9db"/>
    </style:style>
    <style:style style:name="P7" style:family="paragraph" style:parent-style-name="Preformatted_20_Text">
      <style:text-properties officeooo:paragraph-rsid="00162fc4"/>
    </style:style>
    <style:style style:name="P8" style:family="paragraph" style:parent-style-name="Preformatted_20_Text">
      <style:text-properties officeooo:paragraph-rsid="001c3b84"/>
    </style:style>
    <style:style style:name="P9" style:family="paragraph" style:parent-style-name="Preformatted_20_Text">
      <style:text-properties officeooo:paragraph-rsid="002112f0"/>
    </style:style>
    <style:style style:name="P10" style:family="paragraph" style:parent-style-name="Text_20_body" style:list-style-name="L1">
      <style:paragraph-properties fo:margin-top="0in" fo:margin-bottom="0.0181in" style:contextual-spacing="false" fo:line-height="100%"/>
    </style:style>
    <style:style style:name="P11" style:family="paragraph" style:parent-style-name="Text_20_body" style:list-style-name="L1">
      <style:paragraph-properties fo:margin-top="0in" fo:margin-bottom="0.0181in" style:contextual-spacing="false" fo:line-height="100%"/>
      <style:text-properties officeooo:paragraph-rsid="001a47cc"/>
    </style:style>
    <style:style style:name="P12" style:family="paragraph" style:parent-style-name="Text_20_body">
      <style:paragraph-properties fo:margin-top="0in" fo:margin-bottom="0.0181in" style:contextual-spacing="false" fo:line-height="100%"/>
      <style:text-properties officeooo:paragraph-rsid="001a47cc"/>
    </style:style>
    <style:style style:name="P13" style:family="paragraph" style:parent-style-name="Text_20_body" style:list-style-name="L1">
      <style:paragraph-properties fo:margin-top="0in" fo:margin-bottom="0.0181in" style:contextual-spacing="false" fo:line-height="100%"/>
      <style:text-properties officeooo:paragraph-rsid="001d7096"/>
    </style:style>
    <style:style style:name="P14" style:family="paragraph" style:parent-style-name="Text_20_body" style:list-style-name="L1">
      <style:paragraph-properties fo:margin-top="0in" fo:margin-bottom="0.0181in" style:contextual-spacing="false" fo:line-height="100%"/>
      <style:text-properties officeooo:paragraph-rsid="0018ebdd"/>
    </style:style>
    <style:style style:name="P15" style:family="paragraph" style:parent-style-name="Text_20_body" style:list-style-name="L2">
      <style:paragraph-properties fo:margin-top="0in" fo:margin-bottom="0.0181in" style:contextual-spacing="false" fo:line-height="100%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>
      <style:paragraph-properties fo:line-height="100%"/>
      <style:text-properties officeooo:paragraph-rsid="00219bea"/>
    </style:style>
    <style:style style:name="P18" style:family="paragraph" style:parent-style-name="Standard" style:list-style-name="L3">
      <style:text-properties officeooo:paragraph-rsid="0022b85d"/>
    </style:style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 style:list-style-name="L6"/>
    <style:style style:name="P23" style:family="paragraph" style:parent-style-name="Standard">
      <style:text-properties fo:font-style="normal" style:font-style-asian="normal" style:font-style-complex="normal"/>
    </style:style>
    <style:style style:name="P24" style:family="paragraph" style:parent-style-name="Standard" style:list-style-name="L7"/>
    <style:style style:name="T1" style:family="text">
      <style:text-properties officeooo:rsid="0017709c"/>
    </style:style>
    <style:style style:name="T2" style:family="text">
      <style:text-properties officeooo:rsid="0018ebdd"/>
    </style:style>
    <style:style style:name="T3" style:family="text">
      <style:text-properties officeooo:rsid="0026af7f"/>
    </style:style>
    <style:style style:name="T4" style:family="text">
      <style:text-properties officeooo:rsid="001f7326"/>
    </style:style>
    <style:style style:name="T5" style:family="text">
      <style:text-properties officeooo:rsid="0014b9db"/>
    </style:style>
    <style:style style:name="T6" style:family="text">
      <style:text-properties fo:font-style="normal" officeooo:rsid="00121665" fo:background-color="#ffdead" loext:char-shading-value="0" style:font-style-asian="normal" style:font-style-complex="normal"/>
    </style:style>
    <style:style style:name="T7" style:family="text">
      <style:text-properties fo:font-style="normal" fo:background-color="#ffdead" loext:char-shading-value="0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21665" style:font-style-asian="normal" style:font-style-complex="normal"/>
    </style:style>
    <style:style style:name="T10" style:family="text">
      <style:text-properties fo:font-style="normal" officeooo:rsid="0012d224" style:font-style-asian="normal" style:font-style-complex="normal"/>
    </style:style>
    <style:style style:name="T11" style:family="text">
      <style:text-properties fo:font-style="normal" officeooo:rsid="00121665" fo:background-color="#98fb98" loext:char-shading-value="0" style:font-style-asian="normal" style:font-style-complex="normal"/>
    </style:style>
    <style:style style:name="T12" style:family="text">
      <style:text-properties fo:font-style="normal" officeooo:rsid="00219bea" style:font-style-asian="normal" style:font-style-complex="normal"/>
    </style:style>
    <style:style style:name="T13" style:family="text">
      <style:text-properties fo:font-style="normal" officeooo:rsid="0014b9db" style:font-style-asian="normal" style:font-style-complex="normal"/>
    </style:style>
    <style:style style:name="T14" style:family="text">
      <style:text-properties fo:font-style="normal" officeooo:rsid="00162fc4" style:font-style-asian="normal" style:font-style-complex="normal"/>
    </style:style>
    <style:style style:name="T15" style:family="text">
      <style:text-properties fo:font-style="normal" fo:background-color="#add8e6" loext:char-shading-value="0" style:font-style-asian="normal" style:font-style-complex="normal"/>
    </style:style>
    <style:style style:name="T16" style:family="text">
      <style:text-properties fo:font-style="normal" officeooo:rsid="0014b9db" fo:background-color="#98fb98" loext:char-shading-value="0" style:font-style-asian="normal" style:font-style-complex="normal"/>
    </style:style>
    <style:style style:name="T17" style:family="text">
      <style:text-properties fo:font-style="normal" officeooo:rsid="00162fc4" fo:background-color="#add8e6" loext:char-shading-value="0" style:font-style-asian="normal" style:font-style-complex="normal"/>
    </style:style>
    <style:style style:name="T18" style:family="text">
      <style:text-properties fo:font-style="normal" officeooo:rsid="00162fc4" fo:background-color="#ffdead" loext:char-shading-value="0" style:font-style-asian="normal" style:font-style-complex="normal"/>
    </style:style>
    <style:style style:name="T19" style:family="text">
      <style:text-properties fo:font-style="normal" officeooo:rsid="0018ebdd" style:font-style-asian="normal" style:font-style-complex="normal"/>
    </style:style>
    <style:style style:name="T20" style:family="text">
      <style:text-properties fo:font-style="normal" officeooo:rsid="0017153c" style:font-style-asian="normal" style:font-style-complex="normal"/>
    </style:style>
    <style:style style:name="T21" style:family="text">
      <style:text-properties fo:font-style="normal" officeooo:rsid="001c3b84" style:font-style-asian="normal" style:font-style-complex="normal"/>
    </style:style>
    <style:style style:name="T22" style:family="text">
      <style:text-properties fo:font-style="normal" officeooo:rsid="00255e3e" style:font-style-asian="normal" style:font-style-complex="normal"/>
    </style:style>
    <style:style style:name="T23" style:family="text">
      <style:text-properties fo:font-style="normal" officeooo:rsid="002112f0" style:font-style-asian="normal" style:font-style-complex="normal"/>
    </style:style>
    <style:style style:name="T24" style:family="text">
      <style:text-properties fo:font-style="normal" officeooo:rsid="002112f0" fo:background-color="#add8e6" loext:char-shading-value="0" style:font-style-asian="normal" style:font-style-complex="normal"/>
    </style:style>
    <style:style style:name="T25" style:family="text">
      <style:text-properties fo:font-style="normal" officeooo:rsid="002112f0" fo:background-color="#ffdead" loext:char-shading-value="0" style:font-style-asian="normal" style:font-style-complex="normal"/>
    </style:style>
    <style:style style:name="T26" style:family="text">
      <style:text-properties fo:font-style="normal" officeooo:rsid="002112f0" fo:background-color="transparent" loext:char-shading-value="0" style:font-style-asian="normal" style:font-style-complex="normal"/>
    </style:style>
    <style:style style:name="T27" style:family="text">
      <style:text-properties fo:font-style="normal" officeooo:rsid="0026af7f" style:font-style-asian="normal" style:font-style-complex="normal"/>
    </style:style>
    <style:style style:name="T28" style:family="text">
      <style:text-properties officeooo:rsid="001a47cc"/>
    </style:style>
    <style:style style:name="T29" style:family="text">
      <style:text-properties officeooo:rsid="001d7096"/>
    </style:style>
    <style:style style:name="T30" style:family="text">
      <style:text-properties style:font-name="Liberation Mono" officeooo:rsid="0018ebdd"/>
    </style:style>
    <style:style style:name="T31" style:family="text">
      <style:text-properties fo:font-style="normal" officeooo:rsid="001a47cc" style:font-style-asian="normal" style:font-style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55e3e"/>
    </style:style>
    <style:style style:name="T34" style:family="text">
      <style:text-properties officeooo:rsid="0022b85d"/>
    </style:style>
    <style:style style:name="T35" style:family="text">
      <style:text-properties fo:font-style="normal" officeooo:rsid="0022b85d" fo:background-color="transparent" loext:char-shading-value="0" style:font-style-asian="normal" style:font-style-complex="normal"/>
    </style:style>
    <style:style style:name="T36" style:family="text">
      <style:text-properties fo:font-style="normal" fo:background-color="#00ffff" loext:char-shading-value="0" style:font-style-asian="normal" style:font-style-complex="normal"/>
    </style:style>
    <style:style style:name="T37" style:family="text">
      <style:text-properties fo:font-style="normal" officeooo:rsid="00240c9d" style:font-style-asian="normal" style:font-style-complex="normal"/>
    </style:style>
    <style:style style:name="T38" style:family="text">
      <style:text-properties fo:font-style="normal" officeooo:rsid="00228012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icroPython and RP2xxx PIO</text:p>
      <text:h text:style-name="Heading_20_3" text:outline-level="3">Links</text:h>
      <text:p text:style-name="P1"><text:span text:style-name="T1">MicroPython library for RP2xxx: </text:span><text:a xlink:type="simple" xlink:href="https://docs.micropython.org/en/latest/library/rp2.html" text:style-name="Internet_20_link" text:visited-style-name="Visited_20_Internet_20_Link">https://docs.micropython.org/en/latest/library/rp2.html</text:a></text:p>
      <text:p text:style-name="P1"><text:span text:style-name="T1">MicroPython quick ref for RP2xxxx: </text:span><text:a xlink:type="simple" xlink:href="https://docs.micropython.org/en/latest/rp2/quickref.html" text:style-name="Internet_20_link" text:visited-style-name="Visited_20_Internet_20_Link"><text:span text:style-name="T1">https://docs.micropython.org/en/latest/rp2/quickref.html</text:span></text:a></text:p>
      <text:p text:style-name="P2"><text:span text:style-name="T2">MicroPython RP2 PIO introduction: </text:span><text:a xlink:type="simple" xlink:href="https://docs.micropython.org/en/latest/rp2/tutorial/pio.html" text:style-name="Internet_20_link" text:visited-style-name="Visited_20_Internet_20_Link"><text:span text:style-name="T2">https://docs.micropython.org/en/latest/rp2/tutorial/pio.html</text:span></text:a></text:p>
      <text:p text:style-name="P1"><text:span text:style-name="T1">RaspberryPi RP2040 datasheet: <text:s/></text:span><text:a xlink:type="simple" xlink:href="https://datasheets.raspberrypi.com/rp2040/rp2040-datasheet.pdf" text:style-name="Internet_20_link" text:visited-style-name="Visited_20_Internet_20_Link"><text:span text:style-name="T1">https://datasheets.raspberrypi.com/rp2040/rp2040-datasheet.pdf</text:span></text:a></text:p>
      <text:p text:style-name="P1"><text:span text:style-name="T1">RaspberryPi Pico SDK: </text:span><text:a xlink:type="simple" xlink:href="https://datasheets.raspberrypi.com/pico/raspberry-pi-pico-c-sdk.pdf" text:style-name="Internet_20_link" text:visited-style-name="Visited_20_Internet_20_Link"><text:span text:style-name="T1">https://datasheets.raspberrypi.com/pico/raspberry-pi-pico-c-sdk.pdf</text:span></text:a></text:p>
      <text:p text:style-name="P1"/>
      <text:h text:style-name="Heading_20_3" text:outline-level="3">In<text:span text:style-name="T1">side</text:span> MicroPython:</text:h>
      <text:p text:style-name="P3"># declare <text:span text:style-name="T3">the </text:span>pio program. </text:p>
      <text:p text:style-name="P3"><text:span text:style-name="T3"># </text:span>The decorator will <text:span text:style-name="T4">assemble</text:span><text:span text:style-name="T5"> </text:span><text:span text:style-name="T4">the </text:span><text:span text:style-name="T5">microcode</text:span><text:span text:style-name="T3"> and return a code object</text:span></text:p>
      <text:p text:style-name="P4"><text:bookmark text:name="rp2.asm_pio Copy 1"/><text:span text:style-name="T6">@</text:span><text:span text:style-name="T7">rp2.asm_pio</text:span><text:span text:style-name="T8">(</text:span><text:span text:style-name="Emphasis"><text:span text:style-name="T9">gpio</text:span></text:span><text:span text:style-name="Emphasis"><text:span text:style-name="T10">_</text:span></text:span><text:span text:style-name="Emphasis"><text:span text:style-name="T9">options, fifo</text:span></text:span><text:span text:style-name="Emphasis"><text:span text:style-name="T10">_</text:span></text:span><text:span text:style-name="Emphasis"><text:span text:style-name="T9">options)</text:span></text:span></text:p>
      <text:p text:style-name="P4"><text:span text:style-name="Emphasis"><text:span text:style-name="T9">def </text:span></text:span><text:span text:style-name="Emphasis"><text:span text:style-name="T11">pio_function</text:span></text:span><text:span text:style-name="Emphasis"><text:span text:style-name="T9">():</text:span></text:span></text:p>
      <text:p text:style-name="P4"><text:span text:style-name="Emphasis"><text:span text:style-name="T9"><text:s text:c="4"/># pio assembler directives</text:span></text:span></text:p>
      <text:p text:style-name="P4"><text:span text:style-name="Emphasis"><text:span text:style-name="T9"><text:s text:c="4"/># pio instructions</text:span></text:span></text:p>
      <text:p text:style-name="P4"><text:span text:style-name="Emphasis"><text:span text:style-name="T9"><text:s text:c="4"/># pio labels</text:span></text:span></text:p>
      <text:p text:style-name="P5"><text:span text:style-name="Emphasis"><text:span text:style-name="T10"><text:s text:c="4"/>...</text:span></text:span></text:p>
      <text:p text:style-name="P5"><text:span text:style-name="Emphasis"><text:span text:style-name="T10"><text:s text:c="4"/># automatic wrap</text:span></text:span><text:span text:style-name="Emphasis"><text:span text:style-name="T12"> to top</text:span></text:span></text:p>
      <text:p text:style-name="P5"><text:span text:style-name="Emphasis"><text:span text:style-name="T8"/></text:span></text:p>
      <text:p text:style-name="P6"><text:span text:style-name="Emphasis"><text:span text:style-name="T13"># initialize </text:span></text:span><text:span text:style-name="Emphasis"><text:span text:style-name="T14">state machine</text:span></text:span></text:p>
      <text:p text:style-name="Preformatted_20_Text"><text:span text:style-name="Emphasis"><text:span text:style-name="T15">sm</text:span></text:span><text:span text:style-name="Emphasis"><text:span text:style-name="T8"> = </text:span></text:span><text:span text:style-name="Emphasis"><text:span text:style-name="T7">rp2.StateMachine</text:span></text:span><text:span text:style-name="Emphasis"><text:span text:style-name="T8">(</text:span></text:span><text:span text:style-name="Emphasis"><text:span text:style-name="T14">id</text:span></text:span><text:span text:style-name="Emphasis"><text:span text:style-name="T8">, </text:span></text:span><text:span text:style-name="Emphasis"><text:span text:style-name="T16">pio_function</text:span></text:span><text:span text:style-name="Emphasis"><text:span text:style-name="T8">, </text:span></text:span><text:span text:style-name="Emphasis"><text:span text:style-name="T14">freq_value, base_options, FIFO_options</text:span></text:span><text:span text:style-name="Emphasis"><text:span text:style-name="T8">) </text:span></text:span></text:p>
      <text:p text:style-name="P5"><text:span text:style-name="Emphasis"><text:span text:style-name="T8"/></text:span></text:p>
      <text:p text:style-name="P7"><text:span text:style-name="Emphasis"><text:span text:style-name="T14"># start sm</text:span></text:span></text:p>
      <text:p text:style-name="P7"><text:span text:style-name="Emphasis"><text:span text:style-name="T17">sm</text:span></text:span><text:span text:style-name="Emphasis"><text:span text:style-name="T14">.</text:span></text:span><text:span text:style-name="Emphasis"><text:span text:style-name="T18">active</text:span></text:span><text:span text:style-name="Emphasis"><text:span text:style-name="T14">(1) <text:s text:c="3"/># 1 for start, 0 for stop</text:span></text:span></text:p>
      <text:p text:style-name="P7"><text:span text:style-name="Emphasis"><text:span text:style-name="T14"/></text:span></text:p>
      <text:p text:style-name="P7"><text:span text:style-name="Emphasis"><text:span text:style-name="T14"># execute a single instruction, used for </text:span></text:span><text:span text:style-name="Emphasis"><text:span text:style-name="T19">sm </text:span></text:span><text:span text:style-name="Emphasis"><text:span text:style-name="T14">init</text:span></text:span><text:span text:style-name="Emphasis"><text:span text:style-name="T20"> or forcing a pin</text:span></text:span></text:p>
      <text:p text:style-name="P7"><text:span text:style-name="Emphasis"><text:span text:style-name="T17">sm</text:span></text:span><text:span text:style-name="Emphasis"><text:span text:style-name="T14">.</text:span></text:span><text:span text:style-name="Emphasis"><text:span text:style-name="T18">exec</text:span></text:span><text:span text:style-name="Emphasis"><text:span text:style-name="T14">("</text:span></text:span><text:span text:style-name="Emphasis"><text:span text:style-name="T19">one </text:span></text:span><text:span text:style-name="Emphasis"><text:span text:style-name="T14">pio instruction")</text:span></text:span></text:p>
      <text:p text:style-name="P7"><text:span text:style-name="Emphasis"><text:span text:style-name="T14"/></text:span></text:p>
      <text:p text:style-name="P8"><text:span text:style-name="Emphasis"><text:span text:style-name="T21"># do something when the sm </text:span></text:span><text:span text:style-name="Emphasis"><text:span text:style-name="T22">generates an IRQ event</text:span></text:span></text:p>
      <text:p text:style-name="P7"><text:span text:style-name="Emphasis"><text:span text:style-name="T17">sm</text:span></text:span><text:span text:style-name="Emphasis"><text:span text:style-name="T14">.</text:span></text:span><text:span text:style-name="Emphasis"><text:span text:style-name="T18">irq</text:span></text:span><text:span text:style-name="Emphasis"><text:span text:style-name="T14">(handler)</text:span></text:span></text:p>
      <text:p text:style-name="P7"><text:span text:style-name="Emphasis"><text:span text:style-name="T14"/></text:span></text:p>
      <text:p text:style-name="P9"><text:span text:style-name="Emphasis"><text:span text:style-name="T23"># Push words onto the state machine’s TX FIFO</text:span></text:span><text:span text:style-name="T23"/></text:p>
      <text:p text:style-name="P9"><text:span text:style-name="Emphasis"><text:span text:style-name="T24">sm</text:span></text:span><text:span text:style-name="Emphasis"><text:span text:style-name="T23">.</text:span></text:span><text:span text:style-name="Emphasis"><text:span text:style-name="T25">put</text:span></text:span><text:span text:style-name="Emphasis"><text:span text:style-name="T23">(i)</text:span></text:span></text:p>
      <text:p text:style-name="P9"><text:span text:style-name="Emphasis"><text:span text:style-name="T23"/></text:span></text:p>
      <text:p text:style-name="P9"><text:span text:style-name="Emphasis"><text:span text:style-name="T23"># Pull a word from the state machine’s RX FIFO.</text:span></text:span></text:p>
      <text:p text:style-name="P9"><text:span text:style-name="Emphasis"><text:span text:style-name="T26">i = </text:span></text:span><text:span text:style-name="Emphasis"><text:span text:style-name="T24">sm</text:span></text:span><text:span text:style-name="Emphasis"><text:span text:style-name="T23">.</text:span></text:span><text:span text:style-name="Emphasis"><text:span text:style-name="T25">get</text:span></text:span><text:span text:style-name="Emphasis"><text:span text:style-name="T23">()</text:span></text:span></text:p>
      <text:h text:style-name="Heading_20_3" text:outline-level="3"><text:span text:style-name="Emphasis"><text:span text:style-name="T8">PIO Program</text:span></text:span><text:span text:style-name="Emphasis"><text:span text:style-name="T27">ming</text:span></text:span><text:span text:style-name="Emphasis"><text:span text:style-name="T8">:</text:span></text:span></text:h>
      <text:p text:style-name="Standard"><text:span text:style-name="Emphasis"><text:span text:style-name="T19">I</text:span></text:span><text:span text:style-name="Emphasis"><text:span text:style-name="T8">nstructions which perform tasks:</text:span></text:span></text:p>
      <text:list text:style-name="L1">
        <text:list-item>
          <text:p text:style-name="P10"><text:span text:style-name="Source_20_Text">jmp()</text:span> transfers control to a <text:span text:style-name="T28">label in th</text:span>e code</text:p>
        </text:list-item>
        <text:list-item>
          <text:p text:style-name="P10"><text:span text:style-name="Source_20_Text">wait()</text:span> pause until <text:span text:style-name="T28">bit state of an indexed GPIO, PIN or IRQ</text:span></text:p>
        </text:list-item>
        <text:list-item>
          <text:p text:style-name="P11"><text:span text:style-name="Source_20_Text">in_()</text:span> shifts <text:span text:style-name="T28">n </text:span>bits from a source (scratch register or set of pins)</text:p>
        </text:list-item>
      </text:list>
      <text:p text:style-name="P12"><text:span text:style-name="T28"><text:tab/><text:tab/></text:span>to the input shift register<text:span text:style-name="T28"> (ISR)</text:span></text:p>
      <text:list text:continue-numbering="true" text:style-name="L1">
        <text:list-item>
          <text:p text:style-name="P10"><text:span text:style-name="Source_20_Text">out()</text:span> shifts <text:span text:style-name="T28">n</text:span> bits from the output shift register <text:span text:style-name="T28">(OSR) </text:span>to a destination</text:p>
        </text:list-item>
        <text:list-item>
          <text:p text:style-name="P10"><text:span text:style-name="Source_20_Text">push()</text:span> sends data to the RX FIFO<text:span text:style-name="T28">, can block if full</text:span></text:p>
        </text:list-item>
        <text:list-item>
          <text:p text:style-name="P10"><text:span text:style-name="Source_20_Text">pull()</text:span> receives data from the TX FIFO<text:span text:style-name="T28">, can block if empty</text:span></text:p>
        </text:list-item>
        <text:list-item>
          <text:p text:style-name="P10"><text:span text:style-name="Source_20_Text">mov()</text:span> moves data from a source to a destination<text:span text:style-name="T28">, can jinvert or reverse bits</text:span></text:p>
        </text:list-item>
        <text:list-item>
          <text:p text:style-name="P13"><text:span text:style-name="Source_20_Text">irq()</text:span> sets or clears an IRQ flag<text:span text:style-name="T29"> using</text:span><text:span text:style-name="T28"> </text:span><text:span text:style-name="T29">absolute or relative irq number.</text:span></text:p>
          <text:list>
            <text:list-header>
              <text:p text:style-name="P13"><text:span text:style-name="T29">IRQ f</text:span><text:span text:style-name="T28">lags sync </text:span><text:span text:style-name="T29">state machine</text:span><text:span text:style-name="T28"> to main or </text:span><text:span text:style-name="T29">sm to sm.</text:span></text:p>
            </text:list-header>
          </text:list>
        </text:list-item>
        <text:list-item>
          <text:p text:style-name="P10"><text:soft-page-break/><text:span text:style-name="Source_20_Text">set()</text:span> writes a literal <text:span text:style-name="T28">5-bit </text:span>value to a destination</text:p>
        </text:list-item>
        <text:list-item>
          <text:p text:style-name="P14"><text:span text:style-name="T30">nop()</text:span><text:span text:style-name="T2"> is a pseudoinstruction, do nothing, </text:span><text:span text:style-name="T28">with </text:span><text:span text:style-name="T2">side-set and delay</text:span></text:p>
        </text:list-item>
      </text:list>
      <text:p text:style-name="Standard"><text:span text:style-name="Emphasis"><text:span text:style-name="T12">All i</text:span></text:span><text:span text:style-name="Emphasis"><text:span text:style-name="T8">nstructions </text:span></text:span><text:span text:style-name="Emphasis"><text:span text:style-name="T31">may be </text:span></text:span><text:span text:style-name="Emphasis"><text:span text:style-name="T12">modified with:</text:span></text:span></text:p>
      <text:list text:continue-numbering="true" text:style-name="L1">
        <text:list-item>
          <text:p text:style-name="P14"><text:span text:style-name="Source_20_Text">.side()</text:span> sets the side-set pins at the <text:span text:style-name="T32">start</text:span> of the instruction</text:p>
        </text:list-item>
      </text:list>
      <text:list text:style-name="L2">
        <text:list-item>
          <text:p text:style-name="P15"><text:span text:style-name="Source_20_Text">[]</text:span> delays for a certain number of cycles <text:span text:style-name="T32">after</text:span> execution of the instruction</text:p>
        </text:list-item>
      </text:list>
      <text:p text:style-name="P16"><text:span text:style-name="Emphasis"/></text:p>
      <text:h text:style-name="Heading_20_3" text:outline-level="3"><text:span text:style-name="Emphasis">Options in rp2.StateMachine</text:span><text:span text:style-name="Emphasis"><text:span text:style-name="T33">()</text:span></text:span><text:span text:style-name="Emphasis"><text:span text:style-name="T34"> constructor</text:span></text:span></text:h>
      <text:p text:style-name="P17"><text:span text:style-name="Emphasis"><text:span text:style-name="T12">These options setup operating conditions for the PIO state machine. Leave default values if not using a feature.</text:span></text:span><text:span text:style-name="Emphasis"><text:span text:style-name="T27"> Each state machine instance can have unique options.</text:span></text:span></text:p>
      <text:list text:style-name="L3">
        <text:list-item>
          <text:p text:style-name="P18"><text:span text:style-name="Emphasis"><text:span text:style-name="T35">id is number of the state machine. 0-7 for RP2040</text:span></text:span></text:p>
        </text:list-item>
        <text:list-item>
          <text:p text:style-name="P18"><text:span text:style-name="Emphasis"><text:span text:style-name="T35">pio_function is the state machine code object </text:span></text:span></text:p>
        </text:list-item>
        <text:list-item>
          <text:p text:style-name="P19"><text:span text:style-name="Emphasis"><text:span text:style-name="T36">freq</text:span></text:span><text:span text:style-name="Emphasis"><text:span text:style-name="T8"> is the frequency in </text:span></text:span><text:span text:style-name="Emphasis"><text:span text:style-name="T27">integer </text:span></text:span><text:span text:style-name="Emphasis"><text:span text:style-name="T8">Hz</text:span></text:span><text:span text:style-name="Emphasis"><text:span text:style-name="T12">. </text:span></text:span></text:p>
        </text:list-item>
        <text:list-item>
          <text:p text:style-name="P19"><text:span text:style-name="Emphasis"><text:span text:style-name="T36">in_base</text:span></text:span><text:span text:style-name="T8"> is the first pin to use for </text:span><text:span text:style-name="Source_20_Text"><text:span text:style-name="T8">in()</text:span></text:span><text:span text:style-name="T8"> instructions.</text:span></text:p>
        </text:list-item>
        <text:list-item>
          <text:p text:style-name="P19"><text:span text:style-name="Emphasis"><text:span text:style-name="T36">out_base</text:span></text:span><text:span text:style-name="T8"> is the first pin to use for </text:span><text:span text:style-name="Source_20_Text"><text:span text:style-name="T8">out()</text:span></text:span><text:span text:style-name="T8"> instructions.</text:span></text:p>
        </text:list-item>
        <text:list-item>
          <text:p text:style-name="P19"><text:span text:style-name="Emphasis"><text:span text:style-name="T36">set_base</text:span></text:span><text:span text:style-name="T8"> is the first pin to use for </text:span><text:span text:style-name="Source_20_Text"><text:span text:style-name="T8">set()</text:span></text:span><text:span text:style-name="T8"> instructions.</text:span></text:p>
        </text:list-item>
        <text:list-item>
          <text:p text:style-name="P19"><text:span text:style-name="Emphasis"><text:span text:style-name="T36">jmp_pin</text:span></text:span><text:span text:style-name="T8"> is </text:span><text:span text:style-name="T27">an independent</text:span><text:span text:style-name="T37"> </text:span><text:span text:style-name="T8">pin to use for </text:span><text:span text:style-name="Source_20_Text"><text:span text:style-name="T8">jmp(pin, ...)</text:span></text:span><text:span text:style-name="T8"> </text:span><text:span text:style-name="T38">conditional</text:span><text:span text:style-name="T8">.</text:span></text:p>
        </text:list-item>
        <text:list-item>
          <text:p text:style-name="P19"><text:span text:style-name="Emphasis"><text:span text:style-name="T36">sideset_base</text:span></text:span><text:span text:style-name="T8"> is the first pin to use for side-setting</text:span><text:span text:style-name="T38"> I/O.</text:span></text:p>
        </text:list-item>
        <text:list-item>
          <text:p text:style-name="P19"><text:span text:style-name="Emphasis"><text:span text:style-name="T36">in_shiftdir</text:span></text:span><text:span text:style-name="T8"> is the direction the ISR will shift</text:span></text:p>
        </text:list-item>
        <text:list-item>
          <text:p text:style-name="P19"><text:span text:style-name="Emphasis"><text:span text:style-name="T36">out_shiftdir</text:span></text:span><text:span text:style-name="T8"> is the direction the OSR will shift</text:span></text:p>
        </text:list-item>
        <text:list-item>
          <text:p text:style-name="P19"><text:span text:style-name="Emphasis"><text:span text:style-name="T36">push_thresh</text:span></text:span><text:span text:style-name="T8"> is the threshold in bits before auto-push or conditional re-pushing is triggered.</text:span></text:p>
        </text:list-item>
        <text:list-item>
          <text:p text:style-name="P19"><text:span text:style-name="Emphasis"><text:span text:style-name="T36">pull_thresh</text:span></text:span><text:span text:style-name="T8"> is the threshold in </text:span>bits before auto-pull or conditional re-pulling is triggered.</text:p>
        </text:list-item>
      </text:list>
      <text:h text:style-name="Heading_20_3" text:outline-level="3"><text:span text:style-name="Emphasis">Options in </text:span><text:span text:style-name="Emphasis"><text:span text:style-name="T33">@</text:span></text:span><text:span text:style-name="Emphasis">rp.asm_pio</text:span><text:span text:style-name="Emphasis"><text:span text:style-name="T33">()</text:span></text:span><text:span text:style-name="Emphasis"> decorator function</text:span></text:h>
      <text:p text:style-name="Standard"><text:span text:style-name="Emphasis">This wrapper invokes the pio assembler and generates the machine code</text:span><text:span text:style-name="Emphasis"><text:span text:style-name="T33"> object</text:span></text:span><text:span text:style-name="Emphasis">.</text:span><text:span text:style-name="Emphasis"><text:span text:style-name="T33"> Parameters are set when the object is created.</text:span></text:span></text:p>
      <text:p text:style-name="Standard"><text:span text:style-name="Emphasis">The following parameters control the initial state of the GPIO pins</text:span></text:p>
      <text:list text:style-name="L4">
        <text:list-item>
          <text:p text:style-name="P20"><text:span text:style-name="Emphasis"><text:span text:style-name="T36">out_init</text:span></text:span><text:span text:style-name="Emphasis"><text:span text:style-name="T8"> configures the pins used for </text:span></text:span><text:span text:style-name="Emphasis"><text:span text:style-name="Source_20_Text"><text:span text:style-name="T8">out()</text:span></text:span></text:span><text:span text:style-name="Emphasis"><text:span text:style-name="T8"> instructions.</text:span></text:span></text:p>
        </text:list-item>
      </text:list>
      <text:list text:style-name="L5">
        <text:list-item>
          <text:p text:style-name="P21"><text:span text:style-name="Emphasis"><text:span text:style-name="T36">set_init</text:span></text:span><text:span text:style-name="T8"> configures the pins used for </text:span><text:span text:style-name="Source_20_Text"><text:span text:style-name="T8">set()</text:span></text:span><text:span text:style-name="T8"> instructions. There can be at most 5.</text:span></text:p>
        </text:list-item>
        <text:list-item>
          <text:p text:style-name="P21"><text:span text:style-name="Emphasis"><text:span text:style-name="T36">sideset_init</text:span></text:span><text:span text:style-name="T8"> configures the pins used for </text:span><text:span text:style-name="Source_20_Text"><text:span text:style-name="T8">.side()</text:span></text:span><text:span text:style-name="T8"> modifiers. There can be at most 5.</text:span></text:p>
        </text:list-item>
        <text:list-item>
          <text:p text:style-name="P21"><text:span text:style-name="Emphasis"><text:span text:style-name="T36">side_pindir</text:span></text:span><text:span text:style-name="T8"> when set to </text:span><text:span text:style-name="Source_20_Text"><text:span text:style-name="T8">True</text:span></text:span><text:span text:style-name="T8"> configures </text:span><text:span text:style-name="Source_20_Text"><text:span text:style-name="T8">.side()</text:span></text:span><text:span text:style-name="T8"> modifiers to be used for pin directions, instead of pin values.</text:span></text:p>
        </text:list-item>
      </text:list>
      <text:p text:style-name="Standard"><text:span text:style-name="T8">The following parameters are used by default, but can be overridden </text:span><text:span text:style-name="T22">by rp2.StateMachine()</text:span></text:p>
      <text:list text:style-name="L6">
        <text:list-item>
          <text:p text:style-name="P22"><text:span text:style-name="Emphasis"><text:span text:style-name="T36">in_shiftdir</text:span></text:span><text:span text:style-name="T8"> is the default direction the ISR will shift</text:span></text:p>
        </text:list-item>
        <text:list-item>
          <text:p text:style-name="P22"><text:span text:style-name="Emphasis"><text:span text:style-name="T36">out_shiftdir</text:span></text:span><text:span text:style-name="T8"> is the default direction the OSR will shift</text:span></text:p>
        </text:list-item>
        <text:list-item>
          <text:p text:style-name="P22"><text:span text:style-name="Emphasis"><text:span text:style-name="T36">push_thresh</text:span></text:span><text:span text:style-name="T8"> is the threshold in bits before auto-push or conditional re-pushing is triggered.</text:span></text:p>
        </text:list-item>
        <text:list-item>
          <text:p text:style-name="P22"><text:span text:style-name="Emphasis"><text:span text:style-name="T36">pull_thresh</text:span></text:span><text:span text:style-name="T8"> is the threshold in bits before auto-pull or conditional re-pulling is triggered.</text:span></text:p>
        </text:list-item>
      </text:list>
      <text:p text:style-name="P23">The remaining parameters are:</text:p>
      <text:list text:style-name="L7">
        <text:list-item>
          <text:p text:style-name="P24"><text:span text:style-name="Emphasis"><text:span text:style-name="T36">autopush</text:span></text:span><text:span text:style-name="T8"> configures whether auto-push is enabled.</text:span></text:p>
        </text:list-item>
        <text:list-item>
          <text:p text:style-name="P24"><text:span text:style-name="Emphasis"><text:span text:style-name="T36">autopull</text:span></text:span><text:span text:style-name="T8"> configures whether auto-pull is enabled.</text:span></text:p>
        </text:list-item>
        <text:list-item>
          <text:p text:style-name="P24"><text:span text:style-name="Emphasis"><text:span text:style-name="T36">fifo_join</text:span></text:span><text:span text:style-name="T8"> configures whether the 4-word TX and RX FIFOs should be combined into a single 8-word FIFO for one direction only.</text:span></text:p>
        </text:list-item>
      </text:list>
      <text:p text:style-name="Standard"><text:span text:style-name="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09:36:43.746605227</meta:creation-date>
    <dc:date>2025-03-16T17:21:02.388191212</dc:date>
    <meta:editing-duration>PT4H52M48S</meta:editing-duration>
    <meta:editing-cycles>11</meta:editing-cycles>
    <meta:generator>LibreOffice/24.8.5.2$Linux_X86_64 LibreOffice_project/480$Build-2</meta:generator>
    <meta:print-date>2025-03-16T17:20:24.521154246</meta:print-date>
    <meta:document-statistic meta:table-count="0" meta:image-count="0" meta:object-count="0" meta:page-count="2" meta:paragraph-count="76" meta:word-count="675" meta:character-count="4263" meta:non-whitespace-character-count="3670"/>
  </office:meta>
</office:document-meta>
</file>